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fabd" officeooo:paragraph-rsid="001afabd"/>
    </style:style>
    <style:style style:name="P2" style:family="paragraph" style:parent-style-name="Standard">
      <style:text-properties officeooo:rsid="001afabd" officeooo:paragraph-rsid="001bf385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f6d3" officeooo:paragraph-rsid="001cf6d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10ad4" officeooo:paragraph-rsid="00210ad4" style:font-weight-asian="bold" style:font-weight-complex="bold"/>
    </style:style>
    <style:style style:name="P5" style:family="paragraph" style:parent-style-name="Standard">
      <style:text-properties officeooo:rsid="001ea33f" officeooo:paragraph-rsid="001ea33f"/>
    </style:style>
    <style:style style:name="P6" style:family="paragraph" style:parent-style-name="Standard">
      <style:text-properties officeooo:rsid="001fa9db" officeooo:paragraph-rsid="001fa9db"/>
    </style:style>
    <style:style style:name="P7" style:family="paragraph" style:parent-style-name="Standard">
      <style:text-properties style:text-underline-style="none" fo:font-weight="normal" officeooo:rsid="0021c011" officeooo:paragraph-rsid="0021c01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52415" officeooo:paragraph-rsid="002617f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706da" officeooo:paragraph-rsid="002706d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1c011" officeooo:paragraph-rsid="0021c01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1c011" officeooo:paragraph-rsid="0028085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1c011" officeooo:paragraph-rsid="002883c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1c011" officeooo:paragraph-rsid="0028d83c" style:font-weight-asian="normal" style:font-weight-complex="normal"/>
    </style:style>
    <style:style style:name="T1" style:family="text">
      <style:text-properties officeooo:rsid="001bf385"/>
    </style:style>
    <style:style style:name="T2" style:family="text">
      <style:text-properties officeooo:rsid="001f649d"/>
    </style:style>
    <style:style style:name="T3" style:family="text">
      <style:text-properties officeooo:rsid="00236c63"/>
    </style:style>
    <style:style style:name="T4" style:family="text">
      <style:text-properties officeooo:rsid="002617ff"/>
    </style:style>
    <style:style style:name="T5" style:family="text">
      <style:text-properties style:font-name="Liberation Serif" style:text-underline-style="solid" style:text-underline-width="auto" style:text-underline-color="font-color" fo:font-weight="bold" officeooo:rsid="00280856" style:font-weight-asian="bold" style:font-weight-complex="bold"/>
    </style:style>
    <style:style style:name="T6" style:family="text">
      <style:text-properties style:font-name="Liberation Serif" officeooo:rsid="002883c7"/>
    </style:style>
    <style:style style:name="T7" style:family="text">
      <style:text-properties style:font-name="Liberation Serif" officeooo:rsid="0028d8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stion de l’écran</text:p>
      <text:p text:style-name="P1"/>
      <text:p text:style-name="P1">Ecrire le caractère c en blanc sur fond noir à la bonne adresse :</text:p>
      <text:p text:style-name="P1"><text:tab/>*adresse = c;</text:p>
      <text:p text:style-name="P1"><text:tab/>*adresse += 0x0F00;</text:p>
      <text:p text:style-name="P1"/>
      <text:p text:style-name="P1">Calcul parties basse et haute de la position :</text:p>
      <text:p text:style-name="P1"><text:tab/>uint8_t partie_basse_position = pos &amp; (0x00FF);</text:p>
      <text:p text:style-name="P2"><text:tab/><text:span text:style-name="T1">uint8_t partie_haute_position = pos &gt;&gt;8;</text:span></text:p>
      <text:p text:style-name="P2"/>
      <text:p text:style-name="P5">Défilement : utiliser memmove <text:span text:style-name="T2">(args : destination, source, nb d’octets)</text:span></text:p>
      <text:p text:style-name="P5"><text:s text:c="4"/><text:tab/>for (int i = 0; i&lt;24; i++){</text:p>
      <text:p text:style-name="P5"><text:s text:c="8"/><text:tab/><text:tab/>memmove(ptr_mem(i,0), ptr_mem(i+1,0), 80*2);</text:p>
      <text:p text:style-name="P5"><text:s text:c="4"/><text:tab/>}</text:p>
      <text:p text:style-name="P5"/>
      <text:p text:style-name="P6">console_putbytes : pour i de 1 à la taille de la chaine =&gt; traite_car(*(chaine+i));</text:p>
      <text:p text:style-name="P6"/>
      <text:p text:style-name="P4">Gestion du temps</text:p>
      <text:p text:style-name="P4"/>
      <text:p text:style-name="P7">tic_Pit : traitant de l’interruption 32 =&gt; signale qu’on va traiter une interruption, compte les tics et ajoute une seconde tous les 50 tics, <text:span text:style-name="T3">créer et afficher chaine de caractères qui correspond à l’heure</text:span></text:p>
      <text:p text:style-name="P7"/>
      <text:p text:style-name="P8">init_traitant_IT : initialise la table des interruptions, doit prendre en argument le numéro d’interruption (32) et le nom de la fonction utilisée (fournie : traitant_IT_32, qui est un .s, <text:span text:style-name="T4">et qu’il faut chercher dans kernel_start par un appel à void traitant_IT_32(void);)</text:span></text:p>
      <text:p text:style-name="P8"/>
      <text:p text:style-name="P9">Pour forcer la valeur du bit N du masque à 1 (si on veut masquer) ou 0 (pour démasquer) :</text:p>
      <text:p text:style-name="P9"><text:tab/> <text:s text:c="3"/>if (masque == true){</text:p>
      <text:p text:style-name="P9"><text:s text:c="8"/><text:tab/><text:tab/>//Forcer le bit N à 1</text:p>
      <text:p text:style-name="P9"><text:s text:c="8"/><text:tab/><text:tab/>outb(valeur_actuelle_masque | filter, 0x21);</text:p>
      <text:p text:style-name="P9"><text:s text:c="4"/><text:tab/> <text:s text:c="3"/>} else {</text:p>
      <text:p text:style-name="P9"><text:s text:c="4"/><text:tab/> <text:s text:c="3"/><text:tab/>//Forcer le bit N à 0</text:p>
      <text:p text:style-name="P9"><text:s text:c="8"/><text:tab/><text:tab/>outb(valeur_actuelle_masque &amp; ~filter, 0x21);</text:p>
      <text:p text:style-name="P9"><text:s text:c="4"/><text:tab/> <text:s text:c="3"/>}</text:p>
      <text:p text:style-name="P7"><text:span text:style-name="Source_20_Text"/></text:p>
      <text:p text:style-name="P11"><text:span text:style-name="Source_20_Text"><text:span text:style-name="T5">Gestion des processus</text:span></text:span></text:p>
      <text:p text:style-name="P11"><text:span text:style-name="Source_20_Text"><text:span text:style-name="T5"/></text:span></text:p>
      <text:p text:style-name="P12"><text:span text:style-name="Source_20_Text"><text:span text:style-name="T6">enum Etat { Elu, Activable};</text:span></text:span></text:p>
      <text:p text:style-name="P12"><text:span text:style-name="Source_20_Text"><text:span text:style-name="T6"/></text:span></text:p>
      <text:p text:style-name="P12"><text:span text:style-name="Source_20_Text"><text:span text:style-name="T6">typedef struct StructureProcessus StructureProcessus;</text:span></text:span></text:p>
      <text:p text:style-name="P12"><text:span text:style-name="Source_20_Text"><text:span text:style-name="T6">struct StructureProcessus{</text:span></text:span></text:p>
      <text:p text:style-name="P12"><text:span text:style-name="Source_20_Text"><text:span text:style-name="T6"><text:s text:c="4"/>int pid;</text:span></text:span></text:p>
      <text:p text:style-name="P12"><text:span text:style-name="Source_20_Text"><text:span text:style-name="T6"><text:s text:c="4"/>char* nom;</text:span></text:span></text:p>
      <text:p text:style-name="P12"><text:span text:style-name="Source_20_Text"><text:span text:style-name="T6"><text:s text:c="4"/>enum Etat etat;</text:span></text:span></text:p>
      <text:p text:style-name="P12"><text:span text:style-name="Source_20_Text"><text:span text:style-name="T6"><text:s text:c="4"/>int zone_sauvegarde[TAILLE_ZONE_SAUVEGARDE]; //5</text:span></text:span></text:p>
      <text:p text:style-name="P12"><text:span text:style-name="Source_20_Text"><text:span text:style-name="T6"><text:s text:c="4"/>int pile[TAILLE_PILE]; //512</text:span></text:span></text:p>
      <text:p text:style-name="P12"><text:span text:style-name="Source_20_Text"><text:span text:style-name="T6"><text:s text:c="4"/>StructureProcessus *next;</text:span></text:span></text:p>
      <text:p text:style-name="P12"><text:span text:style-name="Source_20_Text"><text:span text:style-name="T6">};</text:span></text:span></text:p>
      <text:p text:style-name="P13"><text:span text:style-name="Source_20_Text"><text:span text:style-name="T7"/></text:span></text:p>
      <text:p text:style-name="P13"><text:span text:style-name="Source_20_Text"><text:span text:style-name="T7">Initialisation des processus :</text:span></text:span></text:p>
      <text:p text:style-name="P13"><text:span text:style-name="Source_20_Text"><text:span text:style-name="T7"><text:tab/>void init_struct_processus(void){</text:span></text:span></text:p>
      <text:p text:style-name="P13"><text:span text:style-name="Source_20_Text"><text:span text:style-name="T7"><text:s text:c="4"/><text:tab/><text:tab/>struct_idle.pid = 0;</text:span></text:span></text:p>
      <text:p text:style-name="P13"><text:soft-page-break/><text:span text:style-name="Source_20_Text"><text:span text:style-name="T7"><text:s text:c="4"/><text:tab/><text:tab/>struct_idle.nom = "idle";</text:span></text:span></text:p>
      <text:p text:style-name="P13"><text:span text:style-name="Source_20_Text"><text:span text:style-name="T7"><text:s text:c="4"/><text:tab/><text:tab/>struct_idle.etat = Elu;</text:span></text:span></text:p>
      <text:p text:style-name="P13"><text:span text:style-name="Source_20_Text"><text:span text:style-name="T7"><text:s text:c="4"/><text:tab/><text:tab/>struct_idle.next = &amp;struct_proc1;</text:span></text:span></text:p>
      <text:p text:style-name="P13"><text:span text:style-name="Source_20_Text"><text:span text:style-name="T7"/></text:span></text:p>
      <text:p text:style-name="P13"><text:span text:style-name="Source_20_Text"><text:span text:style-name="T7"><text:s text:c="4"/><text:tab/><text:tab/>init_process(&amp;struct_proc1, 1, "proc1");</text:span></text:span></text:p>
      <text:p text:style-name="P13"><text:span text:style-name="Source_20_Text"><text:span text:style-name="T7"><text:s text:c="4"/><text:tab/><text:tab/>struct_proc1.next = &amp;struct_proc2; =&gt; etc…</text:span></text:span></text:p>
      <text:p text:style-name="P13"><text:span text:style-name="Source_20_Text"><text:span text:style-name="T7"/></text:span></text:p>
      <text:p text:style-name="P13"><text:span text:style-name="Source_20_Text"><text:span text:style-name="T7">Si code est le code de proc1, proc2, proc3, on initialise ces processus à partir de leur structures en appelant init_process :</text:span></text:span></text:p>
      <text:p text:style-name="P13"><text:span text:style-name="Source_20_Text"><text:span text:style-name="T7"><text:tab/> int32_t init_process(StructureProcessus *str_proc, int pid, char* nom){</text:span></text:span></text:p>
      <text:p text:style-name="P13"><text:span text:style-name="Source_20_Text"><text:span text:style-name="T7"><text:s text:c="4"/><text:tab/><text:tab/>str_proc-&gt;pid = pid;</text:span></text:span></text:p>
      <text:p text:style-name="P13"><text:span text:style-name="Source_20_Text"><text:span text:style-name="T7"><text:s text:c="4"/><text:tab/><text:tab/>str_proc-&gt;nom = nom;</text:span></text:span></text:p>
      <text:p text:style-name="P13"><text:span text:style-name="Source_20_Text"><text:span text:style-name="T7"><text:s text:c="4"/><text:tab/><text:tab/>str_proc-&gt;etat = Activable;</text:span></text:span></text:p>
      <text:p text:style-name="P13"><text:span text:style-name="Source_20_Text"><text:span text:style-name="T7"><text:s text:c="4"/><text:tab/><text:tab/>str_proc-&gt;zone_sauvegarde[1] = (int)(&amp;str_proc-&gt;pile[TAILLE_PILE-1]);</text:span></text:span></text:p>
      <text:p text:style-name="P13"><text:span text:style-name="Source_20_Text"><text:span text:style-name="T7"><text:s text:c="4"/><text:tab/><text:tab/>str_proc-&gt;pile[TAILLE_PILE -1] = (int)code;</text:span></text:span></text:p>
      <text:p text:style-name="P13"><text:span text:style-name="Source_20_Text"><text:span text:style-name="T7"><text:s text:c="4"/><text:tab/><text:tab/>return pid;</text:span></text:span></text:p>
      <text:p text:style-name="P13"><text:span text:style-name="Source_20_Text"><text:span text:style-name="T7"><text:tab/>}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0:49:45.599598076</meta:creation-date>
    <dc:date>2018-12-11T01:38:48.630809596</dc:date>
    <meta:editing-duration>PT3H44M32S</meta:editing-duration>
    <meta:editing-cycles>13</meta:editing-cycles>
    <meta:generator>LibreOffice/5.0.6.2$Linux_X86_64 LibreOffice_project/00$Build-2</meta:generator>
    <meta:document-statistic meta:table-count="0" meta:image-count="0" meta:object-count="0" meta:page-count="2" meta:paragraph-count="51" meta:word-count="308" meta:character-count="2302" meta:non-whitespace-character-count="1857"/>
  </office:meta>
</office:document-meta>
</file>